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29e9c" officeooo:paragraph-rsid="00029e9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029e9c" officeooo:paragraph-rsid="00029e9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29e9c" officeooo:paragraph-rsid="00029e9c"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js</text:p>
      <text:p text:style-name="P2"/>
      <text:p text:style-name="P2">Why do we need react when we already have JS?</text:p>
      <text:p text:style-name="P3">Ans. Because writing applications is much more easier with React.js rather than with JS. JS follows imperative programming model where we define the steps of how to achieve something, whereas React follows Declarative model where we define the end goals and react figures out the best way to achieve it.</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4T11:41:12.129157207</meta:creation-date>
    <dc:date>2024-05-24T11:43:35.230062994</dc:date>
    <meta:editing-duration>PT2M24S</meta:editing-duration>
    <meta:editing-cycles>1</meta:editing-cycles>
    <meta:generator>LibreOffice/6.4.7.2$Linux_X86_64 LibreOffice_project/40$Build-2</meta:generator>
    <meta:document-statistic meta:table-count="0" meta:image-count="0" meta:object-count="0" meta:page-count="1" meta:paragraph-count="3" meta:word-count="61" meta:character-count="356" meta:non-whitespace-character-count="298"/>
  </office:meta>
</office:document-meta>
</file>